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1fb6b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25b3e9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1fb6b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1fb6b8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246586"/>
    </style:style>
    <style:style style:name="T1" style:family="text">
      <style:text-properties style:font-name="source-code-pro" fo:font-size="10.5pt" officeooo:rsid="0010ab4f"/>
    </style:style>
    <style:style style:name="T2" style:family="text">
      <style:text-properties style:font-name="source-code-pro" fo:font-size="10.5pt" officeooo:rsid="0016a358"/>
    </style:style>
    <style:style style:name="T3" style:family="text">
      <style:text-properties style:font-name="source-code-pro" fo:font-size="10.5pt" officeooo:rsid="00279288"/>
    </style:style>
    <style:style style:name="T4" style:family="text">
      <style:text-properties style:font-name="source-code-pro" fo:font-size="10.5pt" officeooo:rsid="0017cba3"/>
    </style:style>
    <style:style style:name="T5" style:family="text">
      <style:text-properties style:font-name="source-code-pro" fo:font-size="10.5pt" officeooo:rsid="0020c129"/>
    </style:style>
    <style:style style:name="T6" style:family="text">
      <style:text-properties style:font-name="source-code-pro" fo:font-size="10.5pt" officeooo:rsid="00179352"/>
    </style:style>
    <style:style style:name="T7" style:family="text">
      <style:text-properties style:font-name="source-code-pro" fo:font-size="10.5pt" officeooo:rsid="002028a0"/>
    </style:style>
    <style:style style:name="T8" style:family="text">
      <style:text-properties style:font-name="source-code-pro" fo:font-size="10.5pt" officeooo:rsid="00245953"/>
    </style:style>
    <style:style style:name="T9" style:family="text">
      <style:text-properties style:font-name="source-code-pro" officeooo:rsid="0016a358"/>
    </style:style>
    <style:style style:name="T10" style:family="text">
      <style:text-properties style:font-name="source-code-pro" fo:font-size="12pt" officeooo:rsid="0016a358"/>
    </style:style>
    <style:style style:name="T11" style:family="text">
      <style:text-properties style:font-name="source-code-pro" officeooo:rsid="0010ab4f"/>
    </style:style>
    <style:style style:name="T12" style:family="text">
      <style:text-properties style:font-name="source-code-pro" officeooo:rsid="00279288"/>
    </style:style>
    <style:style style:name="T13" style:family="text">
      <style:text-properties style:font-name="source-code-pro" officeooo:rsid="001a6693"/>
    </style:style>
    <style:style style:name="T14" style:family="text">
      <style:text-properties style:font-name="source-code-pro" officeooo:rsid="001c8858"/>
    </style:style>
    <style:style style:name="T15" style:family="text">
      <style:text-properties style:font-name="source-code-pro" officeooo:rsid="0028f462"/>
    </style:style>
    <style:style style:name="T16" style:family="text">
      <style:text-properties style:font-name="source-code-pro" officeooo:rsid="0025b3e9"/>
    </style:style>
    <style:style style:name="T17" style:family="text">
      <style:text-properties style:font-name="source-code-pro" officeooo:rsid="0027522c"/>
    </style:style>
    <style:style style:name="T18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79ff0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0c129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fb6b8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46586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/>
    </style:style>
    <style:style style:name="T31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46586"/>
    </style:style>
    <style:style style:name="T32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33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34" style:family="text">
      <style:text-properties fo:font-variant="normal" fo:text-transform="none" fo:color="#242424" loext:opacity="100%" style:font-name="source-code-pro" fo:font-size="10.5pt" fo:letter-spacing="normal" fo:font-style="normal" officeooo:rsid="0020c129" style:font-size-asian="12pt" style:font-size-complex="12pt"/>
    </style:style>
    <style:style style:name="T35" style:family="text">
      <style:text-properties fo:font-variant="normal" fo:text-transform="none" fo:color="#242424" loext:opacity="100%" style:font-name="source-code-pro" fo:font-size="10.5pt" fo:letter-spacing="normal" fo:font-style="normal" officeooo:rsid="001fb6b8" style:font-size-asian="12pt" style:font-size-complex="12pt"/>
    </style:style>
    <style:style style:name="T36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37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38" style:family="text">
      <style:text-properties fo:font-variant="normal" fo:text-transform="none" fo:color="#242424" loext:opacity="100%" style:font-name="source-code-pro" fo:font-size="10.5pt" fo:letter-spacing="normal" fo:font-style="normal" officeooo:rsid="001fb6b8"/>
    </style:style>
    <style:style style:name="T39" style:family="text">
      <style:text-properties fo:font-variant="normal" fo:text-transform="none" fo:color="#242424" loext:opacity="100%" style:font-name="source-code-pro" fo:font-size="10.5pt" fo:letter-spacing="normal" fo:font-style="normal" officeooo:rsid="002028a0"/>
    </style:style>
    <style:style style:name="T40" style:family="text">
      <style:text-properties fo:font-variant="normal" fo:text-transform="none" fo:color="#242424" loext:opacity="100%" style:font-name="source-code-pro" fo:font-size="10.5pt" fo:letter-spacing="normal" fo:font-style="normal" officeooo:rsid="0022b3e6"/>
    </style:style>
    <style:style style:name="T41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42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43" style:family="text">
      <style:text-properties fo:font-variant="normal" fo:text-transform="none" fo:color="#242424" loext:opacity="100%" fo:font-size="12pt" fo:letter-spacing="normal" fo:font-style="normal" officeooo:rsid="002028a0" style:font-size-asian="12pt" style:font-size-complex="12pt"/>
    </style:style>
    <style:style style:name="T44" style:family="text">
      <style:text-properties fo:font-variant="normal" fo:text-transform="none" fo:color="#242424" loext:opacity="100%" fo:font-size="12pt" fo:letter-spacing="normal" fo:font-style="normal" officeooo:rsid="00246586" style:font-size-asian="12pt" style:font-size-complex="12pt"/>
    </style:style>
    <style:style style:name="T45" style:family="text">
      <style:text-properties officeooo:rsid="000dcac6"/>
    </style:style>
    <style:style style:name="T46" style:family="text">
      <style:text-properties officeooo:rsid="0017cba3"/>
    </style:style>
    <style:style style:name="T47" style:family="text">
      <style:text-properties officeooo:rsid="000fdb3e"/>
    </style:style>
    <style:style style:name="T48" style:family="text">
      <style:text-properties officeooo:rsid="002028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export</text:span><text:span text:style-name="T20"> </text:span><text:span text:style-name="T21">WANDB_PROJECT=</text:span><text:span text:style-name="T22">mixed_sequentially_model_</text:span><text:span text:style-name="T38">3</text:span><text:span text:style-name="T22">_</text:span><text:span text:style-name="T38">Sub</text:span><text:span text:style-name="T22">s</text:span></text:p>
      <text:p text:style-name="P5"><text:tab/><text:span text:style-name="T23">python3 </text:span><text:span text:style-name="T24">q</text:span><text:span text:style-name="T23">lora.py \</text:span><text:line-break/><text:tab/><text:span text:style-name="T23">--model_name_or_path ./</text:span><text:span text:style-name="T25">m</text:span><text:span text:style-name="T31">erged</text:span><text:span text:style-name="T25">_</text:span><text:span text:style-name="T23">models/</text:span><text:span text:style-name="T26">mixed_sequentially_model</text:span><text:span text:style-name="T29">s</text:span><text:span text:style-name="T26">/mixed_sequentially_model_</text:span><text:span text:style-name="T28">2</text:span><text:span text:style-name="T26">_</text:span><text:span text:style-name="T28">Goal</text:span><text:span text:style-name="T26">s</text:span><text:span text:style-name="T27"> </text:span><text:span text:style-name="T30"><text:s/></text:span>\</text:p>
      <text:p text:style-name="P4"><text:span text:style-name="T19"><text:tab/>--output_dir ./output/</text:span><text:span text:style-name="T32">mixed_sequentially_models</text:span><text:span text:style-name="T33">/</text:span><text:span text:style-name="T32">mixed_sequentially_model_</text:span><text:span text:style-name="T35">3</text:span><text:span text:style-name="T32">_</text:span><text:span text:style-name="T35">Sub</text:span><text:span text:style-name="T32">s</text:span><text:span text:style-name="T34"> </text:span><text:span text:style-name="T19">\</text:span><text:line-break/><text:tab/><text:span text:style-name="T19">--logging_steps 10 \</text:span><text:line-break/><text:tab/><text:span text:style-name="T19">--save_strategy steps \</text:span><text:line-break/><text:tab/><text:span text:style-name="T19">--data_seed 42 \</text:span><text:line-break/><text:tab/><text:span text:style-name="T19">--save_steps 500 \</text:span><text:line-break/><text:tab/><text:span text:style-name="T19">--save_total_limit </text:span><text:span text:style-name="T21">2</text:span><text:span text:style-name="T19">0 \</text:span><text:line-break/><text:tab/><text:span text:style-name="T19">--evaluation_strategy steps \</text:span><text:line-break/><text:tab/><text:span text:style-name="T19">--eval_dataset_size </text:span><text:span text:style-name="T39">12600</text:span><text:span text:style-name="T19">\</text:span><text:line-break/><text:tab/><text:span text:style-name="T19">--per_device_eval_batch_size 16 \</text:span><text:line-break/><text:tab/><text:span text:style-name="T19">--max_new_tokens 32 \</text:span><text:line-break/><text:tab/><text:span text:style-name="T19">--dataloader_num_workers 3 \</text:span><text:line-break/><text:tab/><text:span text:style-name="T19">--group_by_length \</text:span><text:line-break/><text:tab/><text:span text:style-name="T19">--logging_strategy steps \</text:span><text:line-break/><text:tab/><text:span text:style-name="T19">--remove_unused_columns False \</text:span><text:line-break/><text:tab/><text:span text:style-name="T19">--do_train </text:span><text:span text:style-name="T21">True</text:span><text:span text:style-name="T19">\</text:span><text:line-break/><text:tab/><text:span text:style-name="T19">--do_eval </text:span><text:span text:style-name="T21">True</text:span><text:span text:style-name="T19">\</text:span><text:line-break/><text:tab/><text:span text:style-name="T19">--do_mmlu_eval False \</text:span><text:line-break/><text:tab/><text:span text:style-name="T19">--lora_r 64 \</text:span><text:line-break/><text:tab/><text:span text:style-name="T19">--lora_alpha 16 \</text:span><text:line-break/><text:tab/><text:span text:style-name="T19">--lora_modules all \</text:span><text:line-break/><text:tab/><text:span text:style-name="T19">--double_quant \</text:span><text:line-break/><text:tab/><text:span text:style-name="T19">--quant_type nf4 </text:span><text:span text:style-name="T36">True </text:span><text:span text:style-name="T19">\</text:span><text:line-break/><text:tab/><text:span text:style-name="T19">--bf16 \</text:span><text:line-break/><text:tab/><text:span text:style-name="T19">--bits 4 \</text:span><text:line-break/><text:tab/><text:span text:style-name="T19">--warmup_ratio 0.03 \</text:span><text:line-break/><text:tab/><text:span text:style-name="T19">--lr_scheduler_type constant \</text:span><text:line-break/><text:tab/><text:span text:style-name="T19">--gradient_checkpointing \</text:span><text:line-break/><text:tab/><text:span text:style-name="T19">--dataset data/</text:span><text:span text:style-name="T22">mixed_sequentially_model_datasets</text:span><text:span text:style-name="T41">/</text:span><text:span text:style-name="T42">training_datasets/mixed_sequentially_</text:span><text:span text:style-name="T43">3</text:span><text:span text:style-name="T42">_</text:span><text:span text:style-name="T43">sub</text:span><text:span text:style-name="T42">s.</text:span><text:span text:style-name="T44">jso</text:span><text:soft-page-break/><text:span text:style-name="T44">nl </text:span><text:span text:style-name="T37">\</text:span><text:line-break/><text:tab/><text:span text:style-name="T19">--dataset_format oasst1 \</text:span><text:line-break/><text:tab/><text:span text:style-name="T19">--source_max_len 16 \</text:span><text:line-break/><text:tab/><text:span text:style-name="T19">--target_max_len 512 \</text:span><text:line-break/><text:tab/><text:span text:style-name="T19">--per_device_train_batch_size 16 \</text:span><text:line-break/><text:tab/><text:span text:style-name="T19">--gradient_accumulation_steps 1 \</text:span><text:line-break/><text:tab/><text:span text:style-name="T19">--max_steps </text:span><text:span text:style-name="T39">3150</text:span><text:span text:style-name="T22"> </text:span><text:span text:style-name="T19">\</text:span><text:line-break/><text:tab/><text:span text:style-name="T19">--eval_steps </text:span><text:span text:style-name="T40">315</text:span><text:span text:style-name="T36"> </text:span><text:span text:style-name="T19">\</text:span><text:line-break/><text:tab/><text:span text:style-name="T19">--learning_rate 0.0002 \</text:span><text:line-break/><text:tab/><text:span text:style-name="T19">--adam_beta2 0.999 \</text:span><text:line-break/><text:tab/><text:span text:style-name="T19">--max_grad_norm 0.3 \</text:span><text:line-break/><text:tab/><text:span text:style-name="T19">--lora_dropout 0.1 \</text:span><text:line-break/><text:tab/><text:span text:style-name="T19">--weight_decay 0.0 \</text:span><text:line-break/><text:tab/><text:span text:style-name="T19">--seed 0 \</text:span><text:line-break/><text:tab/><text:span text:style-name="T19">--report_to wandb</text:span></text:p>
      <text:p text:style-name="P4"><text:span text:style-name="T19"/></text:p>
      <text:p text:style-name="P1">python3 merge_peft_adapters.py <text:span text:style-name="T45">\</text:span></text:p>
      <text:p text:style-name="P1">--device cpu <text:span text:style-name="T45">\</text:span></text:p>
      <text:p text:style-name="P1">--base_model_name_or_path ./<text:span text:style-name="T1">merged_models/</text:span><text:span text:style-name="T2">mixed_sequentially_models</text:span><text:span text:style-name="T3">/</text:span><text:span text:style-name="T2">mixed_sequentially_model_</text:span><text:span text:style-name="T7">2</text:span><text:span text:style-name="T2">_</text:span><text:span text:style-name="T7">Goal</text:span><text:span text:style-name="T2">s </text:span><text:span text:style-name="T8">\</text:span></text:p>
      <text:p text:style-name="P1">--peft_model_path ./output/<text:span text:style-name="T4">mixed_sequentially_models</text:span>/<text:span text:style-name="T46">mixed_sequentially_</text:span><text:span text:style-name="T48">3</text:span><text:span text:style-name="T46">_</text:span><text:span text:style-name="T48">Sub</text:span><text:span text:style-name="T46">s /</text:span>checkpoint-<text:span text:style-name="T47">9000</text:span>/adapter_model<text:span text:style-name="T5"> </text:span><text:span text:style-name="T6">\</text:span></text:p>
      <text:p text:style-name="P1"><text:span text:style-name="T1">--output_dir ./merged_models/</text:span><text:span text:style-name="T2">mixed_sequentially_models</text:span><text:span text:style-name="T3">/</text:span><text:span text:style-name="T2">mixed_sequentially_model_</text:span><text:span text:style-name="T7">3</text:span><text:span text:style-name="T2">_</text:span><text:span text:style-name="T7">Sub</text:span><text:span text:style-name="T2">s</text:span></text:p>
      <text:p text:style-name="P1"><text:span text:style-name="T2"/></text:p>
      <text:p text:style-name="P2"><text:span text:style-name="T9">python3 merge_peft_adapters.py --device cpu --base_model_name_or_path .</text:span><text:span text:style-name="T10">/</text:span><text:span text:style-name="T11">merged_models/</text:span><text:span text:style-name="T9">mixed_sequentially_models</text:span><text:span text:style-name="T12">/</text:span><text:span text:style-name="T9">mixed_sequentially_model_</text:span><text:span text:style-name="T16">2</text:span><text:span text:style-name="T9">_</text:span><text:span text:style-name="T16">Goal</text:span><text:span text:style-name="T9">s --peft_model_path ./output/</text:span><text:span text:style-name="T13">mixed_sequentially</text:span><text:span text:style-name="T9">_models/</text:span><text:span text:style-name="T13">mixed_sequentially</text:span><text:span text:style-name="T9">_model_</text:span><text:span text:style-name="T16">3</text:span><text:span text:style-name="T9">_</text:span><text:span text:style-name="T16">Sub</text:span><text:span text:style-name="T14">s</text:span><text:span text:style-name="T9">/checkpoint-</text:span><text:span text:style-name="T17">30</text:span><text:span text:style-name="T13">00</text:span><text:span text:style-name="T9">/adapter_model --output_dir ./merged_models/</text:span><text:span text:style-name="T13">mixed_sequentially_models/mixed_sequentially</text:span><text:span text:style-name="T15">_model_</text:span><text:span text:style-name="T16">3</text:span><text:span text:style-name="T15">_</text:span><text:span text:style-name="T16">Sub</text:span><text:span text:style-name="T15">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1:42:31.473888346</meta:creation-date>
    <meta:generator>LibreOffice/7.6.2.1$Linux_X86_64 LibreOffice_project/9d0b4c0791fc17bc4181a67fd90c5aaed576d1c0</meta:generator>
    <dc:date>2023-11-01T08:52:31.665734049</dc:date>
    <meta:editing-duration>PT2H45M13S</meta:editing-duration>
    <meta:editing-cycles>8</meta:editing-cycles>
    <meta:document-statistic meta:table-count="0" meta:image-count="0" meta:object-count="0" meta:page-count="2" meta:paragraph-count="9" meta:word-count="203" meta:character-count="1979" meta:non-whitespace-character-count="1791"/>
  </office:meta>
</office:document-meta>
</file>